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master-page-name="MP0">
      <style:paragraph-properties style:page-number="auto" fo:break-before="page"/>
      <style:text-properties fo:color="#000000" fo:font-weight="bold" style:font-weight-asian="bold"/>
    </style:style>
    <style:style style:name="P3" style:family="paragraph" style:parent-style-name="Listenabsatz" style:list-style-name="L1">
      <style:text-properties fo:color="#000000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-Liste für den 16.04.2015</text:p>
      <text:p text:style-name="P1"/>
      <text:list xml:id="list9148820171" text:style-name="L1">
        <text:list-item>
          <text:p text:style-name="P3">Entwurf anferti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xmlns:loext="urn:org:documentfoundation:names:experimental:office:xmlns:loext:1.0"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="100%" fo:margin-left="1.27cm" fo:margin-right="0cm" fo:margin-top="0cm" fo:margin-bottom="0.282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dc:description/>
    <dc:subject/>
    <meta:initial-creator>Fabian Reiber</meta:initial-creator>
    <meta:creation-date>2015-03-23T11:22:00Z</meta:creation-date>
    <dc:date>2015-04-09T11:41:14</dc:date>
    <meta:editing-cycles>23</meta:editing-cycles>
    <meta:editing-duration>PT2H28M8S</meta:editing-duration>
    <dc:creator>hilde </dc:creator>
    <meta:document-statistic meta:table-count="0" meta:image-count="0" meta:object-count="0" meta:page-count="1" meta:paragraph-count="2" meta:word-count="7" meta:character-count="48" meta:non-whitespace-character-count="44"/>
    <meta:template xlink:type="simple" xlink:actuate="onRequest" xlink:title="" xlink:href="Normal.dotm"/>
  </office:meta>
</office:document-meta>
</file>